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office:value-type="float" office:value="1" calcext:value-type="float">
            <text:p>1</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12">
          <table:table-cell table:style-name="ce33"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1015"/>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2">00/00/0000</text:date>, <text:time style:data-style-name="N2" text:time-value="18:55:01.7090725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2T20:38:54.069723853</dc:date>
    <meta:creation-date>2016-09-05T22:47:24Z</meta:creation-date>
    <meta:editing-cycles>1573</meta:editing-cycles>
    <meta:editing-duration>P32DT12H9M33S</meta:editing-duration>
    <meta:generator>LibreOffice/5.2.7.2$Linux_X86_64 LibreOffice_project/20m0$Build-2</meta:generator>
    <meta:document-statistic meta:table-count="4" meta:cell-count="4313" meta:object-count="0"/>
  </office:meta>
</office:document-meta>
</file>